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Symbol" fo:font-size="14pt" style:font-size-asian="14pt" style:font-size-complex="14pt"/>
    </style:style>
    <style:style style:name="T5" style:family="text">
      <style:text-properties style:text-position="0% 100%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757cm" svg:height="1.11cm" svg:x="5.17cm" svg:y="2.535cm">
          <text:p text:style-name="P2"/>
        </draw:rect>
        <draw:line draw:style-name="gr2" draw:text-style-name="P1" draw:layer="layout" svg:x1="6.988cm" svg:y1="2.535cm" svg:x2="6.988cm" svg:y2="3.646cm">
          <text:p text:style-name="P2"/>
        </draw:line>
        <draw:line draw:style-name="gr2" draw:text-style-name="P1" draw:layer="layout" svg:x1="9.008cm" svg:y1="2.536cm" svg:x2="9.008cm" svg:y2="3.647cm">
          <text:p text:style-name="P2"/>
        </draw:line>
        <draw:line draw:style-name="gr3" draw:text-style-name="P1" draw:layer="layout" svg:x1="5.857cm" svg:y1="2.642cm" svg:x2="5.857cm" svg:y2="3.534cm">
          <text:p text:style-name="P2"/>
        </draw:line>
        <draw:line draw:style-name="gr3" draw:text-style-name="P1" draw:layer="layout" svg:x1="8.33cm" svg:y1="3.534cm" svg:x2="8.33cm" svg:y2="2.642cm">
          <text:p text:style-name="P2"/>
        </draw:line>
        <draw:frame draw:style-name="gr4" draw:text-style-name="P3" draw:layer="layout" svg:width="2.095cm" svg:height="0.979cm" svg:x="5.074cm" svg:y="1.68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28cm" svg:height="0.924cm" svg:x="7.139cm" svg:y="1.68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16cm" svg:height="0.924cm" svg:x="8.979cm" svg:y="1.68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rect draw:style-name="gr1" draw:text-style-name="P1" draw:layer="layout" svg:width="5.757cm" svg:height="1.11cm" svg:x="5.171cm" svg:y="5.036cm">
          <text:p text:style-name="P2"/>
        </draw:rect>
        <draw:line draw:style-name="gr2" draw:text-style-name="P1" draw:layer="layout" svg:x1="6.989cm" svg:y1="5.036cm" svg:x2="6.989cm" svg:y2="6.147cm">
          <text:p text:style-name="P2"/>
        </draw:line>
        <draw:line draw:style-name="gr2" draw:text-style-name="P1" draw:layer="layout" svg:x1="9.009cm" svg:y1="5.037cm" svg:x2="9.009cm" svg:y2="6.148cm">
          <text:p text:style-name="P2"/>
        </draw:line>
        <draw:line draw:style-name="gr3" draw:text-style-name="P1" draw:layer="layout" svg:x1="5.858cm" svg:y1="5.143cm" svg:x2="5.858cm" svg:y2="6.035cm">
          <text:p text:style-name="P2"/>
        </draw:line>
        <draw:line draw:style-name="gr3" draw:text-style-name="P1" draw:layer="layout" svg:x1="10.231cm" svg:y1="6.035cm" svg:x2="10.231cm" svg:y2="5.143cm">
          <text:p text:style-name="P2"/>
        </draw:line>
        <draw:frame draw:style-name="gr4" draw:text-style-name="P3" draw:layer="layout" svg:width="2.095cm" svg:height="0.979cm" svg:x="5.075cm" svg:y="4.181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28cm" svg:height="0.924cm" svg:x="7.14cm" svg:y="4.181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16cm" svg:height="0.924cm" svg:x="8.98cm" svg:y="4.181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rect draw:style-name="gr1" draw:text-style-name="P1" draw:layer="layout" svg:width="5.757cm" svg:height="1.11cm" svg:x="5.171cm" svg:y="7.536cm">
          <text:p text:style-name="P2"/>
        </draw:rect>
        <draw:line draw:style-name="gr2" draw:text-style-name="P1" draw:layer="layout" svg:x1="6.989cm" svg:y1="7.536cm" svg:x2="6.989cm" svg:y2="8.647cm">
          <text:p text:style-name="P2"/>
        </draw:line>
        <draw:line draw:style-name="gr2" draw:text-style-name="P1" draw:layer="layout" svg:x1="9.009cm" svg:y1="7.537cm" svg:x2="9.009cm" svg:y2="8.648cm">
          <text:p text:style-name="P2"/>
        </draw:line>
        <draw:line draw:style-name="gr3" draw:text-style-name="P1" draw:layer="layout" svg:x1="9.658cm" svg:y1="7.643cm" svg:x2="9.658cm" svg:y2="8.535cm">
          <text:p text:style-name="P2"/>
        </draw:line>
        <draw:line draw:style-name="gr3" draw:text-style-name="P1" draw:layer="layout" svg:x1="8.383cm" svg:y1="8.535cm" svg:x2="8.383cm" svg:y2="7.643cm">
          <text:p text:style-name="P2"/>
        </draw:line>
        <draw:frame draw:style-name="gr4" draw:text-style-name="P3" draw:layer="layout" svg:width="2.095cm" svg:height="0.979cm" svg:x="5.075cm" svg:y="6.681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28cm" svg:height="0.924cm" svg:x="7.14cm" svg:y="6.681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16cm" svg:height="0.924cm" svg:x="8.98cm" svg:y="6.681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frame draw:style-name="gr4" draw:text-style-name="P3" draw:layer="layout" svg:width="2.192cm" svg:height="0.979cm" svg:x="2.736cm" svg:y="2.634cm">
          <draw:text-box>
            <text:p text:style-name="P2"><text:span text:style-name="T5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925cm" svg:height="0.924cm" svg:x="2.88cm" svg:y="5.135cm">
          <draw:text-box>
            <text:p text:style-name="P2"><text:span text:style-name="T5">M</text:span><text:span text:style-name="T2">L</text:span><text:span text:style-name="T3"> = 0</text:span></text:p>
          </draw:text-box>
        </draw:frame>
        <draw:frame draw:style-name="gr4" draw:text-style-name="P3" draw:layer="layout" svg:width="2.192cm" svg:height="0.979cm" svg:x="2.736cm" svg:y="7.636cm">
          <draw:text-box>
            <text:p text:style-name="P2"><text:span text:style-name="T5">M</text:span><text:span text:style-name="T2">L</text:span><text:span text:style-name="T3"> = </text:span><text:span text:style-name="T4">+</text:span><text:span text:style-name="T3">1</text:span></text:p>
          </draw:text-box>
        </draw:frame>
        <draw:frame draw:style-name="gr4" draw:layer="layout" svg:width="6.319cm" svg:height="0.962cm" svg:x="4.93cm" svg:y="9.045cm">
          <draw:text-box>
            <text:p text:style-name="P2">(singlet state show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1-25T19:08:11</meta:creation-date>
    <dc:creator>Jussi Eloranta</dc:creator>
    <dc:date>2007-12-03T21:41:21</dc:date>
    <meta:editing-cycles>30</meta:editing-cycles>
    <meta:editing-duration>PT58M36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